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8"/>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100">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1.</text:p>
      <text:p text:style-name="Standard"><text:tab/>The factors and analysis of factors of comparison I will look at when comparing a language to a new language are:</text:p>
      <text:p text:style-name="Standard"><text:tab/></text:p>
      <text:list xml:id="list2907431916018555015" text:style-name="L3">
        <text:list-item>
          <text:list>
            <text:list-item>
              <text:list>
                <text:list-item>
                  <text:p text:style-name="P1">Readability and Writability</text:p>
                </text:list-item>
              </text:list>
            </text:list-item>
          </text:list>
        </text:list-item>
      </text:list>
      <text:p text:style-name="Standard"><text:tab/><text:tab/></text:p>
      <text:p text:style-name="Standard"><text:tab/>I will compare the new language to my company's current language in terms of how easily a user can read and write code in that new language. This feature is important because programmers are now the most expensive part of computation, and if a language is very difficult to read or write, people who want to use it will have to be highly trained specialists, and those people are much lower in supply, so therefore cost much more to hire. Furthermore, when someone wants to make revisions to existing code, the more difficult it is to read, the more difficult it is to change. If the competing language is less readable than the existing language, anyone debugging it or trying to update the current version will struggle more than trying to complete those same common software tasks on the existing language. The company with the more easily readable language will score a point in the readability/writability section.</text:p>
      <text:p text:style-name="Standard"/>
      <text:list xml:id="list8985485393506406136" text:style-name="L4">
        <text:list-item>
          <text:list>
            <text:list-item>
              <text:list>
                <text:list-item>
                  <text:list>
                    <text:list-item>
                      <text:list>
                        <text:list-item>
                          <text:p text:style-name="P2">Cost</text:p>
                        </text:list-item>
                      </text:list>
                    </text:list-item>
                  </text:list>
                </text:list-item>
              </text:list>
            </text:list-item>
          </text:list>
        </text:list-item>
      </text:list>
      <text:p text:style-name="Standard"><text:tab/>I mentioned cost in the readability and writability section, but this has its own specific section because there are several details I left out. Whenever a person or company wants to use a language there is a certain financial cost attributed to that. First, there is the cost of hiring or training people to use the language. Languages that are less readable or writable, could cost more in the initial hiring of people or training of people. Furthermore, the costs could add up with debugging and maintenance also tied into section 1. <text:s/>The human component of programming is (and hopefully will continue to be) the most expensive part of programming for companies, so that will probably weigh the largest in cost factor. Some other factors that play into cost may be if specialized machinery is needed to run the code in that language, or if the compile/interpreter for the language has to be licensed to use. These would both be aspects of the new language I could compare to the existing language and determine which a company would rather use. </text:p>
      <text:p text:style-name="Standard"/>
      <text:list xml:id="list6260246909505776168" text:style-name="L5">
        <text:list-item>
          <text:list>
            <text:list-item>
              <text:list>
                <text:list-item>
                  <text:p text:style-name="P3">Functionality</text:p>
                </text:list-item>
              </text:list>
            </text:list-item>
          </text:list>
        </text:list-item>
      </text:list>
      <text:p text:style-name="Standard">Another aspect of the languages I could critique is functionality, or how much the language can do. Some obvious examples of languages that illustrate the trade off between functionality and readability are scratch and binary. Someone coding in scratch may be able to learn the language and read the code very easily, however some functions must be sacrificed to allow this readability. Binary code allows the most functionality of any language, however understanding what the code does, and writing the code is very intensive and error prone. Furthermore, allowing the users to accomplish more, often allows them to simultaneously err more. Things like the GOTO statement give users more functionality, but a large cost to debugging and minimizing code writing errors. In thinking about functionality, one must also consider if the target audience will be able to correctly use the functions, or if it will be more of a harm than a help. When comparing languages, I would look at the trade off the new language makes between readability and functionality and consider whether in applications that use my current language, if the trade off offered in the new language is better suited for those applications. </text:p>
      <text:list xml:id="list35711317" text:continue-numbering="true" text:style-name="L5">
        <text:list-item>
          <text:list>
            <text:list-item>
              <text:list>
                <text:list-header>
                  <text:p text:style-name="P3"/>
                </text:list-header>
              </text:list>
            </text:list-item>
          </text:list>
        </text:list-item>
      </text:list>
      <text:p text:style-name="Standard"/>
      <text:list xml:id="list4294333759611885214" text:style-name="L6">
        <text:list-item>
          <text:list>
            <text:list-item>
              <text:list>
                <text:list-item>
                  <text:p text:style-name="P4">Efficiency</text:p>
                  <text:p text:style-name="P4"/>
                </text:list-item>
              </text:list>
            </text:list-item>
          </text:list>
        </text:list-item>
      </text:list>
      <text:p text:style-name="Standard"><text:tab/>Another criteria that fits in with the other listed criteria is efficiency of the language. This ties <text:soft-page-break/>into almost every other category, as languages that are more efficient to execute may be more cost efficient than languages that take a much longer time to execute. Furthermore, a language may reduce functionality to increase efficiency in compilation or interpretation, illustrating another trade off. The main reason one looks at efficiency is by looking at what the language is used for. Thousands of a second are not very important for personal computing, but for scientific calculations they can make a huge difference. Another feature of efficiency is how much memory the actual program takes up when complete. A massive file to store the program is less ideal than a smaller language for some applications. When comparing the languages, I would look at what field my language is used in, and determine if the new languages trade off of efficiency is better suited for the field it is used in, when combined with other factors. </text:p>
      <text:p text:style-name="Standard"/>
      <text:list xml:id="list429359727638616327" text:style-name="L7">
        <text:list-item>
          <text:list>
            <text:list-item>
              <text:list>
                <text:list-item>
                  <text:p text:style-name="P5">Portability</text:p>
                </text:list-item>
              </text:list>
            </text:list-item>
          </text:list>
        </text:list-item>
      </text:list>
      <text:p text:style-name="Standard"/>
      <text:p text:style-name="Standard"><text:tab/>Portability is the ability of the language to be used on multiple machines and multiple operating systems. A language that is more portable is usually better, however portability increases may come at a cost of efficiency of compilation, or functionality, or even writability. If the compiler has to handle every circumstance, it will likely be slower than one that only has to handle a specific machine and operating system. Furthermore, the language may reduce functionality to only allow functions that are available on a wide variety of systems, or make the user specify in the code what system the program will be operating on. <text:s/>The portability of a program could potentially effect cost by requiring users to purchase specialized hardware or operating systems, or reduce the efficiency of the program. I would compare this feature because if the new language was more portable than our current language, while not drastically impacting cost or functionality, the new language would probably gain popularity.</text:p>
      <text:p text:style-name="Standard"/>
      <text:list xml:id="list7845623622346758108" text:style-name="L8">
        <text:list-item>
          <text:list>
            <text:list-item>
              <text:list>
                <text:list-item>
                  <text:p text:style-name="P6">Reliability</text:p>
                </text:list-item>
              </text:list>
            </text:list-item>
          </text:list>
        </text:list-item>
      </text:list>
      <text:p text:style-name="Standard"/>
      <text:p text:style-name="Standard"><text:tab/>Reliability is tied into cost but seems fairly distinct from other sectors. This feature is fairly self explanatory, and in today's programming world it seems like there is a standard for how reliable a programming language should be, in that, it should just work. The language should not have any inherent bugs or errors that cause it to fail unexpectedly. This seems more like a binary category than the other categories, more of just, does it work or not. Any language that has a lot of bugs or glitches is going to be way less used than one without, so when comparing the new language to mine, if one is more reliable, that will probably be used with more frequency.</text:p>
      <text:p text:style-name="Standard"/>
      <text:p text:style-name="Standard"/>
      <text:p text:style-name="Standard"/>
      <text:p text:style-name="Standard"><text:tab/></text:p>
      <text:p text:style-name="Standard"/>
      <text:p text:style-name="Standard">2.</text:p>
      <text:p text:style-name="Standard"><text:tab/>If I were designing a new language that I wanted to make money by selling the compiler/interpreter to people I would create a multi-purpose, scripted, object oriented language, very similar to Python. This language would be targeted to people just starting with computer science or more experienced users looking to connect bigger pieces of code. </text:p>
      <text:p text:style-name="Standard"><text:tab/>There are several reasons I would choose to create a scripted language. First is that they are relatively easy to create. Scripting languages do not need to implement the hardcore computational aspects of say, FORTRAN, because they are not used for in depth calculations or accuracy. The initial cost of developing a scripted language is low because it is not as complex to develop as a “full fledged” programming language. So as far as maximizing profits, a script language has a low initial cost. </text:p>
      <text:p text:style-name="Standard"><text:tab/>Furthermore, the world is rapidly moving to a world of coders. More and more people are <text:soft-page-break/>realizing that they should learn some sort of programming language. These people are taking classes, or looking up tutorials, or doing something to learn some language. Usually this language is Python or Java, and the allure of these languages is that they are simple to pick up initially, and intuitive to read for basic users. An intro level student can look at a python program and have a fairly good understanding of what the program does, and how to code in Python. My new language will be an even more readable version of Python. There will be much less functionality initially, but my program will allow anyone to learn the language, and basics of computer science in a very short amount of time. Object oriented programming ties into how easily my program is learned, because it relies heavily on noun phrases and verbs to identify a function or object, something people are already familiar with. By reducing the barrier to entry of computer science, I will be targeting people just starting off programming, which there are more and more every day. This program may be used in classrooms where universities or high schools may purchase the compiler, or for older people already out of school who want to learn programming to help with their daily lives. </text:p>
      <text:p text:style-name="Standard"><text:tab/>Another reason I would make the language a script language, is because I am targeting people who are just learning, I want them to be able to use the language to do something useful right away. Scripting languages are useful for connecting bits of other code together, or completing simple, repetitive tasks automatically. Most users have a few examples of those tasks, and I think most would be content to buy an interpreter for my scripted language to make their lives easier. </text:p>
      <text:p text:style-name="Standard"><text:tab/>Like I said, this language will be primarily developed for students, and people learning programming in general, because I think this is where programming is starting to focus. Programming is no longer for the computer science major, it is for everyone. My language hopes to target that everyone, because they have the biggest collective pockets. </text:p>
      <text:p text:style-name="Standard"><text:tab/>I mentioned earlier why my language is different from Python, in having less functionality, but it will also be different from scratch in that it will actually be useful to accomplish tasks on your desktop. The reduced functionality of the language will only be to the extent where it can be understood readily by most basic users. Furthermore, since it will be a teaching tool, it will use some basic structures of object oriented programming languages like import statements and function creation, unlike scratch. The main goal of this language is to allow people who are intimidated by even python to have a language that they can do something cool with almost immediately, while understanding the basics of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4-10-13T15:01:08.21</meta:creation-date>
    <dc:date>2014-10-13T15:55:48.49</dc:date>
    <dc:creator>Daniel Graham</dc:creator>
    <meta:editing-duration>PT2M48S</meta:editing-duration>
    <meta:editing-cycles>2</meta:editing-cycles>
    <meta:generator>OpenOffice/4.1.1$Win32 OpenOffice.org_project/411m6$Build-9775</meta:generator>
    <meta:document-statistic meta:table-count="0" meta:image-count="0" meta:object-count="0" meta:page-count="3" meta:paragraph-count="24" meta:word-count="1650" meta:character-count="9863"/>
  </office:meta>
</office:document-meta>
</file>